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2aae0" officeooo:paragraph-rsid="0002aae0" style:font-style-asian="italic" style:font-style-complex="italic"/>
    </style:style>
    <style:style style:name="P2" style:family="paragraph" style:parent-style-name="Standard">
      <style:text-properties officeooo:rsid="0002aae0" officeooo:paragraph-rsid="0002aae0"/>
    </style:style>
    <style:style style:name="T1" style:family="text">
      <style:text-properties officeooo:rsid="0006e494"/>
    </style:style>
    <style:style style:name="T2" style:family="text">
      <style:text-properties officeooo:rsid="00168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D CHECK</text:p>
      <text:p text:style-name="P2"/>
      <text:p text:style-name="P2">In order to check the behaviour of the photo-resistor with respect to the light intensity we used an LED point source and took measurements of resistance at varying distances from the source. There was a 1/r^2 relationship, with the fit indicating that the focal point is further back than LED source. <text:span text:style-name="T1">matching a point source 7.6 cm further away than the LED itself, consistent with some focusing optics on the LED. Reproduction of the inverse-sqaure law indicates the photo-resistor’s resistance is indeed inversely proportional to the light intensity, so 1/R can be used as a measure of light intensity.</text:span></text:p>
      <text:p text:style-name="P2"/>
      <text:p text:style-name="P2">The equation of the fit was : a/(x-b)^2 +c</text:p>
      <text:p text:style-name="P2"/>
      <text:p text:style-name="P2">Final set of parameters <text:s text:c="11"/>Asymptotic Standard Error</text:p>
      <text:p text:style-name="P2">======================= <text:s text:c="11"/>==========================</text:p>
      <text:p text:style-name="P2"/>
      <text:p text:style-name="P2">a <text:s text:c="14"/>= 13.5443 <text:s text:c="9"/>+/- 0.3298 <text:s text:c="6"/>(2.435%)</text:p>
      <text:p text:style-name="P2">b <text:s text:c="14"/>= -7.61403 <text:s text:c="8"/>+/- 0.2096 <text:s text:c="6"/>(2.753%)</text:p>
      <text:p text:style-name="P2">c <text:s text:c="14"/>= 0.000718823 <text:s text:c="5"/>+/- 8.441e-05 <text:s text:c="3"/>(11.74%)</text:p>
      <text:p text:style-name="P2"/>
      <text:p text:style-name="P2"/>
      <text:p text:style-name="P2"/>
      <text:p text:style-name="P2">LASER WIDTH </text:p>
      <text:p text:style-name="P2"/>
      <text:p text:style-name="P2">We measured the width of the laser beam with respect to the distance from the fibre, ranging from 21.3 (cm) to roughly 2.5 (m. </text:p>
      <text:p text:style-name="P2">The relationship between the width of the beam and the distance was linear. </text:p>
      <text:p text:style-name="P2">The <text:span text:style-name="T2">opening angle (degrees) : <text:s text:c="5"/></text:span><text:s/><text:span text:style-name="T2">1.745</text:span> <text:s text:c="7"/>+/- 0.0<text:span text:style-name="T2">4</text:span> <text:s text:c="2"/>(2.429%)</text:p>
      <text:p text:style-name="P2"/>
      <text:p text:style-name="P2"/>
      <text:p text:style-name="P2"/>
      <text:p text:style-name="P2">LASER INTENSITY</text:p>
      <text:p text:style-name="P2"/>
      <text:p text:style-name="P2">We measured the intensity of the laser beam at varying distances from the source. This was done using a photo-resistor at two different voltages 2.6V and 2V. <text:span text:style-name="T2">Both were then scaled to fit on the same graph. </text:span></text:p>
      <text:p text:style-name="P2"/>
      <text:p text:style-name="P2"/>
      <text:p text:style-name="P2">INTENSITY PROFILE </text:p>
      <text:p text:style-name="P2"/>
      <text:p text:style-name="P2">The laser beam <text:s/>was projected on a squared piece of paper 1m away from the fibre. The intensity of the projected circle was then measured using a photo-resistor. Resistance was plotted against the distance from the centre of the circle in both the +x and -x directions. </text:p>
      <text:p text:style-name="P2"/>
      <text:p text:style-name="P1">Plots of all of the above are attached below along with the da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2:25:39.727141840</meta:creation-date>
    <dc:date>2017-10-27T12:55:50.934570816</dc:date>
    <meta:editing-duration>PT9M41S</meta:editing-duration>
    <meta:editing-cycles>1</meta:editing-cycles>
    <meta:document-statistic meta:table-count="0" meta:image-count="0" meta:object-count="0" meta:page-count="1" meta:paragraph-count="17" meta:word-count="286" meta:character-count="1815" meta:non-whitespace-character-count="1422"/>
    <meta:generator>LibreOffice/5.3.1.2$Linux_X86_64 LibreOffice_project/30m0$Build-2</meta:generator>
  </office:meta>
</office:document-meta>
</file>